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0" svg:stroke-width="0.019cm" svg:stroke-color="#000000" draw:marker-start-width="0.33cm" draw:marker-start-center="false" draw:marker-end-width="0.33cm" draw:marker-end-center="false" draw:fill="solid" draw:fill-color="#0098cc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3760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3761" svg:stroke-width="0.019cm" svg:stroke-color="#000000" draw:marker-start-width="0.33cm" draw:marker-start-center="false" draw:marker-end-width="0.33cm" draw:marker-end-center="false" draw:fill="solid" draw:fill-color="#cc80b4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3762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376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98cc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2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loext:graphic-properties draw:fill="solid" draw:fill-color="#cc80b4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.5cm" svg:height="0.502cm" draw:transform="rotate (-1.5707963267949) translate (10.94cm 14.387cm)">
            <text:p/>
          </draw:rect>
          <draw:rect draw:style-name="gr2" draw:text-style-name="P2" draw:layer="layout" svg:width="1.5cm" svg:height="1.001cm" draw:transform="rotate (-1.5707963267949) translate (11.439cm 14.387cm)">
            <text:p/>
          </draw:rect>
          <draw:rect draw:style-name="gr3" draw:text-style-name="P3" draw:layer="layout" svg:width="1.001cm" svg:height="0.5cm" draw:transform="rotate (-1.5707963267949) translate (11.439cm 14.886cm)">
            <text:p/>
          </draw:rect>
          <draw:line draw:style-name="gr4" draw:text-style-name="P2" draw:layer="layout" svg:x1="11.439cm" svg:y1="15.387cm" svg:x2="10.439cm" svg:y2="15.387cm">
            <text:p/>
          </draw:line>
          <draw:line draw:style-name="gr5" draw:text-style-name="P2" draw:layer="layout" svg:x1="10.94cm" svg:y1="14.886cm" svg:x2="10.439cm" svg:y2="14.88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11:28:18.291236277</meta:creation-date>
    <dc:date>2018-05-10T11:28:35.920733404</dc:date>
    <meta:editing-duration>PT17S</meta:editing-duration>
    <meta:editing-cycles>1</meta:editing-cycles>
    <meta:document-statistic meta:object-count="6"/>
    <meta:generator>LibreOffice/6.0.0.3$MacOSX_X86_64 LibreOffice_project/64a0f66915f38c6217de274f0aa8e15618924765</meta:generator>
  </office:meta>
</office:document-meta>
</file>